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9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2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4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abel:string</text:p>
          </table:table-cell>
          <table:table-cell table:style-name="ce6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ivity:boolean</text:p>
          </table:table-cell>
          <table:table-cell table:style-name="ce8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9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9" office:value-type="string" calcext:value-type="string">
            <text:p>user_id：references</text:p>
          </table:table-cell>
          <table:table-cell table:style-name="ce9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9" office:value-type="string" calcext:value-type="string">
            <text:p>url: string</text:p>
          </table:table-cell>
          <table:table-cell table:style-name="ce9" office:value-type="string" calcext:value-type="string">
            <text:p>页面</text:p>
          </table:table-cell>
          <table:table-cell table:style-name="ce2" table:number-columns-repeated="3"/>
          <table:table-cell table:style-name="ce9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ntext: text</text:p>
          </table:table-cell>
          <table:table-cell table:style-name="ce9" office:value-type="string" calcext:value-type="string">
            <text:p>内容</text:p>
          </table:table-cell>
          <table:table-cell table:style-name="ce2" table:number-columns-repeated="3"/>
          <table:table-cell table:style-name="ce9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9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ontent</text:p>
          </table:table-cell>
          <table:table-cell table:style-name="ce10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0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end_at: datetime</text:p>
          </table:table-cell>
          <table:table-cell table:style-name="ce10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ubject: string</text:p>
          </table:table-cell>
          <table:table-cell table:style-name="ce11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0]-[.A169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1]-[.A170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2]-[.A171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3]-[.A172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4]-[.A173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5]-[.A174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6]-[.A175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7]-[.A176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78]-[.A177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79]-[.A178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0]-[.A179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tabindex顺序</text:p>
          </table:table-cell>
          <table:table-cell table:style-name="ce12"/>
          <table:table-cell table:number-columns-repeated="1022"/>
        </table:table-row>
        <table:table-row table:style-name="ro2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fee</text:p>
          </table:table-cell>
          <table:table-cell table:style-name="ce14" office:value-type="string" calcext:value-type="string">
            <text:p>《收费标准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name:string</text:p>
          </table:table-cell>
          <table:table-cell table:style-name="ce14" office:value-type="string" calcext:value-type="string">
            <text:p>收费项目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rice:integer</text:p>
          </table:table-cell>
          <table:table-cell table:style-name="ce14" office:value-type="string" calcext:value-type="string">
            <text:p>单价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erial:decimal</text:p>
          </table:table-cell>
          <table:table-cell table:style-name="ce14" office:value-type="string" calcext:value-type="string">
            <text:p>项目排序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nd_at: datetime</text:p>
          </table:table-cell>
          <table:table-cell table:style-name="ce14" office:value-type="string" calcext:value-type="string">
            <text:p>标准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7]/[.B247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7]*[.C247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formula="of:=[.B248]*[.C248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7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7]*0.0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formula="of:=[.B249]*[.C249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48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.B250]*[.C250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49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[.B251]*[.C251]" office:value-type="float" office:value="0" calcext:value-type="float">
            <text:p>0</text:p>
          </table:table-cell>
          <table:table-cell/>
          <table:table-cell table:formula="of:=[.C250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formula="of:=[.B252]*[.C252]" office:value-type="float" office:value="0" calcext:value-type="float">
            <text:p>0</text:p>
          </table:table-cell>
          <table:table-cell/>
          <table:table-cell table:formula="of:=[.C251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2">
          <table:table-cell table:formula="of:=[.B255]*[.C255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2">
          <table:table-cell table:formula="of:=[.B256]*[.C256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2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2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2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2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2" table:number-rows-repeated="1048284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00／00／00</text:date>, <text:time style:data-style-name="N2" text:time-value="08:05:50.16387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2-26T10:12:13.580529521</dc:date>
    <dc:creator>keelson </dc:creator>
    <meta:editing-duration>P2DT8H54M24S</meta:editing-duration>
    <meta:editing-cycles>163</meta:editing-cycles>
    <meta:generator>LibreOffice/4.2.8.2$Linux_X86_64 LibreOffice_project/420m0$Build-2</meta:generator>
    <meta:document-statistic meta:table-count="2" meta:cell-count="789" meta:object-count="0"/>
  </office:meta>
</office:document-meta>
</file>